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0.889cm" svg:x="1cm" svg:y="1.889cm">
          <text:p text:style-name="P1"><text:span text:style-name="T1">0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1.889cm">
          <text:p text:style-name="P1"><text:span text:style-name="T1">0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1.889cm">
          <text:p text:style-name="P1"><text:span text:style-name="T1">0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1.889cm">
          <text:p text:style-name="P1"><text:span text:style-name="T1">0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1.889cm">
          <text:p text:style-name="P1"><text:span text:style-name="T1">0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1.889cm">
          <text:p text:style-name="P1"><text:span text:style-name="T1">0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1.889cm">
          <text:p text:style-name="P1"><text:span text:style-name="T1">0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2.778cm">
          <text:p text:style-name="P1"><text:span text:style-name="T1">1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2.778cm">
          <text:p text:style-name="P1"><text:span text:style-name="T1">1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2.778cm">
          <text:p text:style-name="P1"><text:span text:style-name="T1">1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2.778cm">
          <text:p text:style-name="P1"><text:span text:style-name="T1">1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2.778cm">
          <text:p text:style-name="P1"><text:span text:style-name="T1">1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2.778cm">
          <text:p text:style-name="P1"><text:span text:style-name="T1">1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2.778cm">
          <text:p text:style-name="P1"><text:span text:style-name="T1">1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3.667cm">
          <text:p text:style-name="P1"><text:span text:style-name="T1">2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3.667cm">
          <text:p text:style-name="P1"><text:span text:style-name="T1">2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3.667cm">
          <text:p text:style-name="P1"><text:span text:style-name="T1">2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3.667cm">
          <text:p text:style-name="P1"><text:span text:style-name="T1">2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3.667cm">
          <text:p text:style-name="P1"><text:span text:style-name="T1">2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3.667cm">
          <text:p text:style-name="P1"><text:span text:style-name="T1">2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3.667cm">
          <text:p text:style-name="P1"><text:span text:style-name="T1">2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4.556cm">
          <text:p text:style-name="P1"><text:span text:style-name="T1">3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4.556cm">
          <text:p text:style-name="P1"><text:span text:style-name="T1">3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4.556cm">
          <text:p text:style-name="P1"><text:span text:style-name="T1">3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4.556cm">
          <text:p text:style-name="P1"><text:span text:style-name="T1">3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4.556cm">
          <text:p text:style-name="P1"><text:span text:style-name="T1">3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4.556cm">
          <text:p text:style-name="P1"><text:span text:style-name="T1">3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4.556cm">
          <text:p text:style-name="P1"><text:span text:style-name="T1">3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5.445cm">
          <text:p text:style-name="P1"><text:span text:style-name="T1">4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5.445cm">
          <text:p text:style-name="P1"><text:span text:style-name="T1">4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5.445cm">
          <text:p text:style-name="P1"><text:span text:style-name="T1">4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5.445cm">
          <text:p text:style-name="P1"><text:span text:style-name="T1">4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5.445cm">
          <text:p text:style-name="P1"><text:span text:style-name="T1">4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5.445cm">
          <text:p text:style-name="P1"><text:span text:style-name="T1">4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5.445cm">
          <text:p text:style-name="P1"><text:span text:style-name="T1">4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6.334cm">
          <text:p text:style-name="P1"><text:span text:style-name="T1">5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6.334cm">
          <text:p text:style-name="P1"><text:span text:style-name="T1">5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6.334cm">
          <text:p text:style-name="P1"><text:span text:style-name="T1">5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6.334cm">
          <text:p text:style-name="P1"><text:span text:style-name="T1">5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6.334cm">
          <text:p text:style-name="P1"><text:span text:style-name="T1">5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6.334cm">
          <text:p text:style-name="P1"><text:span text:style-name="T1">5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6.334cm">
          <text:p text:style-name="P1"><text:span text:style-name="T1">5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7.223cm">
          <text:p text:style-name="P1"><text:span text:style-name="T1">6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7.223cm">
          <text:p text:style-name="P1"><text:span text:style-name="T1">6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7.223cm">
          <text:p text:style-name="P1"><text:span text:style-name="T1">6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7.223cm">
          <text:p text:style-name="P1"><text:span text:style-name="T1">6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7.223cm">
          <text:p text:style-name="P1"><text:span text:style-name="T1">6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7.223cm">
          <text:p text:style-name="P1"><text:span text:style-name="T1">6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7.223cm">
          <text:p text:style-name="P1"><text:span text:style-name="T1">6-6</text:span></text:p>
          <draw:enhanced-geometry svg:viewBox="0 0 21600 21600" draw:type="rectangle" draw:enhanced-path="M 0 0 L 21600 0 21600 21600 0 21600 0 0 Z N"/>
        </draw:custom-shape>
        <draw:frame draw:style-name="gr2" draw:layer="layout" svg:width="2.331cm" svg:height="0.962cm" svg:x="1.254cm" svg:y="1cm">
          <draw:text-box>
            <text:p>slicer0</text:p>
          </draw:text-box>
        </draw:frame>
        <draw:frame draw:style-name="gr2" draw:layer="layout" svg:width="2.331cm" svg:height="0.962cm" svg:x="1.336cm" svg:y="9.89cm">
          <draw:text-box>
            <text:p>slicer1</text:p>
          </draw:text-box>
        </draw:frame>
        <draw:frame draw:style-name="gr2" draw:layer="layout" svg:width="2.331cm" svg:height="0.962cm" svg:x="1.336cm" svg:y="18.961cm">
          <draw:text-box>
            <text:p>slicer2</text:p>
          </draw:text-box>
        </draw:frame>
        <draw:custom-shape draw:style-name="gr3" draw:text-style-name="P2" draw:layer="layout" svg:width="2.54cm" svg:height="0.889cm" svg:x="1.127cm" svg:y="11.16cm">
          <text:p text:style-name="P1"><text:span text:style-name="T1">0-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3.667cm" svg:y="11.16cm">
          <text:p text:style-name="P1"><text:span text:style-name="T1">0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6.207cm" svg:y="11.16cm">
          <text:p text:style-name="P1"><text:span text:style-name="T1">0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8.747cm" svg:y="11.16cm">
          <text:p text:style-name="P1"><text:span text:style-name="T1">0-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1.287cm" svg:y="11.16cm">
          <text:p text:style-name="P1"><text:span text:style-name="T1">0-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3.827cm" svg:y="11.16cm">
          <text:p text:style-name="P1"><text:span text:style-name="T1">0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6.367cm" svg:y="11.16cm">
          <text:p text:style-name="P1"><text:span text:style-name="T1">0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12.049cm">
          <text:p text:style-name="P1"><text:span text:style-name="T1">1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12.049cm">
          <text:p text:style-name="P1"><text:span text:style-name="T1">1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12.049cm">
          <text:p text:style-name="P1"><text:span text:style-name="T1">1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12.049cm">
          <text:p text:style-name="P1"><text:span text:style-name="T1">1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12.049cm">
          <text:p text:style-name="P1"><text:span text:style-name="T1">1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12.049cm">
          <text:p text:style-name="P1"><text:span text:style-name="T1">1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12.049cm">
          <text:p text:style-name="P1"><text:span text:style-name="T1">1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12.938cm">
          <text:p text:style-name="P1"><text:span text:style-name="T1">2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12.938cm">
          <text:p text:style-name="P1"><text:span text:style-name="T1">2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12.938cm">
          <text:p text:style-name="P1"><text:span text:style-name="T1">2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12.938cm">
          <text:p text:style-name="P1"><text:span text:style-name="T1">2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12.938cm">
          <text:p text:style-name="P1"><text:span text:style-name="T1">2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12.938cm">
          <text:p text:style-name="P1"><text:span text:style-name="T1">2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12.938cm">
          <text:p text:style-name="P1"><text:span text:style-name="T1">2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13.827cm">
          <text:p text:style-name="P1"><text:span text:style-name="T1">3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13.827cm">
          <text:p text:style-name="P1"><text:span text:style-name="T1">3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13.827cm">
          <text:p text:style-name="P1"><text:span text:style-name="T1">3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13.827cm">
          <text:p text:style-name="P1"><text:span text:style-name="T1">3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13.827cm">
          <text:p text:style-name="P1"><text:span text:style-name="T1">3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13.827cm">
          <text:p text:style-name="P1"><text:span text:style-name="T1">3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13.827cm">
          <text:p text:style-name="P1"><text:span text:style-name="T1">3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14.716cm">
          <text:p text:style-name="P1"><text:span text:style-name="T1">4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14.716cm">
          <text:p text:style-name="P1"><text:span text:style-name="T1">4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14.716cm">
          <text:p text:style-name="P1"><text:span text:style-name="T1">4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14.716cm">
          <text:p text:style-name="P1"><text:span text:style-name="T1">4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14.716cm">
          <text:p text:style-name="P1"><text:span text:style-name="T1">4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14.716cm">
          <text:p text:style-name="P1"><text:span text:style-name="T1">4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14.716cm">
          <text:p text:style-name="P1"><text:span text:style-name="T1">4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15.605cm">
          <text:p text:style-name="P1"><text:span text:style-name="T1">5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15.605cm">
          <text:p text:style-name="P1"><text:span text:style-name="T1">5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15.605cm">
          <text:p text:style-name="P1"><text:span text:style-name="T1">5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15.605cm">
          <text:p text:style-name="P1"><text:span text:style-name="T1">5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15.605cm">
          <text:p text:style-name="P1"><text:span text:style-name="T1">5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15.605cm">
          <text:p text:style-name="P1"><text:span text:style-name="T1">5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15.605cm">
          <text:p text:style-name="P1"><text:span text:style-name="T1">5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16.494cm">
          <text:p text:style-name="P1"><text:span text:style-name="T1">6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16.494cm">
          <text:p text:style-name="P1"><text:span text:style-name="T1">6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16.494cm">
          <text:p text:style-name="P1"><text:span text:style-name="T1">6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16.494cm">
          <text:p text:style-name="P1"><text:span text:style-name="T1">6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16.494cm">
          <text:p text:style-name="P1"><text:span text:style-name="T1">6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16.494cm">
          <text:p text:style-name="P1"><text:span text:style-name="T1">6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16.494cm">
          <text:p text:style-name="P1"><text:span text:style-name="T1">6-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.127cm" svg:y="20.558cm">
          <text:p text:style-name="P1"><text:span text:style-name="T1">0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0.558cm">
          <text:p text:style-name="P1"><text:span text:style-name="T1">0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20.558cm">
          <text:p text:style-name="P1"><text:span text:style-name="T1">0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0.558cm">
          <text:p text:style-name="P1"><text:span text:style-name="T1">0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20.558cm">
          <text:p text:style-name="P1"><text:span text:style-name="T1">0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20.558cm">
          <text:p text:style-name="P1"><text:span text:style-name="T1">0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20.558cm">
          <text:p text:style-name="P1"><text:span text:style-name="T1">0-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.127cm" svg:y="21.447cm">
          <text:p text:style-name="P1"><text:span text:style-name="T1">1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1.447cm">
          <text:p text:style-name="P1"><text:span text:style-name="T1">1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21.447cm">
          <text:p text:style-name="P1"><text:span text:style-name="T1">1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1.447cm">
          <text:p text:style-name="P1"><text:span text:style-name="T1">1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21.447cm">
          <text:p text:style-name="P1"><text:span text:style-name="T1">1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21.447cm">
          <text:p text:style-name="P1"><text:span text:style-name="T1">1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21.447cm">
          <text:p text:style-name="P1"><text:span text:style-name="T1">1-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.127cm" svg:y="22.336cm">
          <text:p text:style-name="P1"><text:span text:style-name="T1">2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2.336cm">
          <text:p text:style-name="P1"><text:span text:style-name="T1">2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22.336cm">
          <text:p text:style-name="P1"><text:span text:style-name="T1">2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2.336cm">
          <text:p text:style-name="P1"><text:span text:style-name="T1">2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22.336cm">
          <text:p text:style-name="P1"><text:span text:style-name="T1">2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22.336cm">
          <text:p text:style-name="P1"><text:span text:style-name="T1">2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22.336cm">
          <text:p text:style-name="P1"><text:span text:style-name="T1">2-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.127cm" svg:y="23.225cm">
          <text:p text:style-name="P1"><text:span text:style-name="T1">3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3.225cm">
          <text:p text:style-name="P1"><text:span text:style-name="T1">3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23.225cm">
          <text:p text:style-name="P1"><text:span text:style-name="T1">3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3.225cm">
          <text:p text:style-name="P1"><text:span text:style-name="T1">3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23.225cm">
          <text:p text:style-name="P1"><text:span text:style-name="T1">3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23.225cm">
          <text:p text:style-name="P1"><text:span text:style-name="T1">3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23.225cm">
          <text:p text:style-name="P1"><text:span text:style-name="T1">3-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.127cm" svg:y="24.114cm">
          <text:p text:style-name="P1"><text:span text:style-name="T1">4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4.114cm">
          <text:p text:style-name="P1"><text:span text:style-name="T1">4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24.114cm">
          <text:p text:style-name="P1"><text:span text:style-name="T1">4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4.114cm">
          <text:p text:style-name="P1"><text:span text:style-name="T1">4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24.114cm">
          <text:p text:style-name="P1"><text:span text:style-name="T1">4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24.114cm">
          <text:p text:style-name="P1"><text:span text:style-name="T1">4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24.114cm">
          <text:p text:style-name="P1"><text:span text:style-name="T1">4-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.127cm" svg:y="25.003cm">
          <text:p text:style-name="P1"><text:span text:style-name="T1">5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5.003cm">
          <text:p text:style-name="P1"><text:span text:style-name="T1">5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25.003cm">
          <text:p text:style-name="P1"><text:span text:style-name="T1">5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5.003cm">
          <text:p text:style-name="P1"><text:span text:style-name="T1">5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25.003cm">
          <text:p text:style-name="P1"><text:span text:style-name="T1">5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25.003cm">
          <text:p text:style-name="P1"><text:span text:style-name="T1">5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25.003cm">
          <text:p text:style-name="P1"><text:span text:style-name="T1">5-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.127cm" svg:y="25.892cm">
          <text:p text:style-name="P1"><text:span text:style-name="T1">6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5.892cm">
          <text:p text:style-name="P1"><text:span text:style-name="T1">6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25.892cm">
          <text:p text:style-name="P1"><text:span text:style-name="T1">6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5.892cm">
          <text:p text:style-name="P1"><text:span text:style-name="T1">6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25.892cm">
          <text:p text:style-name="P1"><text:span text:style-name="T1">6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25.892cm">
          <text:p text:style-name="P1"><text:span text:style-name="T1">6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25.892cm">
          <text:p text:style-name="P1"><text:span text:style-name="T1">6-6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" draw:layer="layout" svg:width="2.437cm" svg:height="0.962cm" svg:x="1.254cm" svg:y="1cm">
          <draw:text-box>
            <text:p>Slicer3</text:p>
          </draw:text-box>
        </draw:frame>
        <draw:frame draw:style-name="gr2" draw:layer="layout" svg:width="2.331cm" svg:height="0.962cm" svg:x="1.336cm" svg:y="9.89cm">
          <draw:text-box>
            <text:p>slicer4</text:p>
          </draw:text-box>
        </draw:frame>
        <draw:frame draw:style-name="gr2" draw:layer="layout" svg:width="2.331cm" svg:height="0.962cm" svg:x="1.336cm" svg:y="18.961cm">
          <draw:text-box>
            <text:p>slicer5</text:p>
          </draw:text-box>
        </draw:frame>
        <draw:custom-shape draw:style-name="gr3" draw:text-style-name="P2" draw:layer="layout" svg:width="2.54cm" svg:height="0.889cm" svg:x="1cm" svg:y="2.27cm">
          <text:p text:style-name="P1"><text:span text:style-name="T1">0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2.27cm">
          <text:p text:style-name="P1"><text:span text:style-name="T1">0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2.27cm">
          <text:p text:style-name="P1"><text:span text:style-name="T1">0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2.27cm">
          <text:p text:style-name="P1"><text:span text:style-name="T1">0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2.27cm">
          <text:p text:style-name="P1"><text:span text:style-name="T1">0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2.27cm">
          <text:p text:style-name="P1"><text:span text:style-name="T1">0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2.27cm">
          <text:p text:style-name="P1"><text:span text:style-name="T1">0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3.159cm">
          <text:p text:style-name="P1"><text:span text:style-name="T1">1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3.159cm">
          <text:p text:style-name="P1"><text:span text:style-name="T1">1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3.159cm">
          <text:p text:style-name="P1"><text:span text:style-name="T1">1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3.159cm">
          <text:p text:style-name="P1"><text:span text:style-name="T1">1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3.159cm">
          <text:p text:style-name="P1"><text:span text:style-name="T1">1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3.159cm">
          <text:p text:style-name="P1"><text:span text:style-name="T1">1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3.159cm">
          <text:p text:style-name="P1"><text:span text:style-name="T1">1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4.048cm">
          <text:p text:style-name="P1"><text:span text:style-name="T1">2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4.048cm">
          <text:p text:style-name="P1"><text:span text:style-name="T1">2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4.048cm">
          <text:p text:style-name="P1"><text:span text:style-name="T1">2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4.048cm">
          <text:p text:style-name="P1"><text:span text:style-name="T1">2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4.048cm">
          <text:p text:style-name="P1"><text:span text:style-name="T1">2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4.048cm">
          <text:p text:style-name="P1"><text:span text:style-name="T1">2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4.048cm">
          <text:p text:style-name="P1"><text:span text:style-name="T1">2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4.937cm">
          <text:p text:style-name="P1"><text:span text:style-name="T1">3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4.937cm">
          <text:p text:style-name="P1"><text:span text:style-name="T1">3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4.937cm">
          <text:p text:style-name="P1"><text:span text:style-name="T1">3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4.937cm">
          <text:p text:style-name="P1"><text:span text:style-name="T1">3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4.937cm">
          <text:p text:style-name="P1"><text:span text:style-name="T1">3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4.937cm">
          <text:p text:style-name="P1"><text:span text:style-name="T1">3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4.937cm">
          <text:p text:style-name="P1"><text:span text:style-name="T1">3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5.826cm">
          <text:p text:style-name="P1"><text:span text:style-name="T1">4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5.826cm">
          <text:p text:style-name="P1"><text:span text:style-name="T1">4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5.826cm">
          <text:p text:style-name="P1"><text:span text:style-name="T1">4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5.826cm">
          <text:p text:style-name="P1"><text:span text:style-name="T1">4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5.826cm">
          <text:p text:style-name="P1"><text:span text:style-name="T1">4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5.826cm">
          <text:p text:style-name="P1"><text:span text:style-name="T1">4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5.826cm">
          <text:p text:style-name="P1"><text:span text:style-name="T1">4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6.715cm">
          <text:p text:style-name="P1"><text:span text:style-name="T1">5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6.715cm">
          <text:p text:style-name="P1"><text:span text:style-name="T1">5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6.715cm">
          <text:p text:style-name="P1"><text:span text:style-name="T1">5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6.715cm">
          <text:p text:style-name="P1"><text:span text:style-name="T1">5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6.715cm">
          <text:p text:style-name="P1"><text:span text:style-name="T1">5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6.715cm">
          <text:p text:style-name="P1"><text:span text:style-name="T1">5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6.715cm">
          <text:p text:style-name="P1"><text:span text:style-name="T1">5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7.604cm">
          <text:p text:style-name="P1"><text:span text:style-name="T1">6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7.604cm">
          <text:p text:style-name="P1"><text:span text:style-name="T1">6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7.604cm">
          <text:p text:style-name="P1"><text:span text:style-name="T1">6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7.604cm">
          <text:p text:style-name="P1"><text:span text:style-name="T1">6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7.604cm">
          <text:p text:style-name="P1"><text:span text:style-name="T1">6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7.604cm">
          <text:p text:style-name="P1"><text:span text:style-name="T1">6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7.604cm">
          <text:p text:style-name="P1"><text:span text:style-name="T1">6-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cm" svg:y="11.16cm">
          <text:p text:style-name="P1"><text:span text:style-name="T1">0-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3.54cm" svg:y="11.16cm">
          <text:p text:style-name="P1"><text:span text:style-name="T1">0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6.08cm" svg:y="11.16cm">
          <text:p text:style-name="P1"><text:span text:style-name="T1">0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8.62cm" svg:y="11.16cm">
          <text:p text:style-name="P1"><text:span text:style-name="T1">0-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1.16cm" svg:y="11.16cm">
          <text:p text:style-name="P1"><text:span text:style-name="T1">0-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3.7cm" svg:y="11.16cm">
          <text:p text:style-name="P1"><text:span text:style-name="T1">0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6.24cm" svg:y="11.16cm">
          <text:p text:style-name="P1"><text:span text:style-name="T1">0-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cm" svg:y="12.049cm">
          <text:p text:style-name="P1"><text:span text:style-name="T1">1-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3.54cm" svg:y="12.049cm">
          <text:p text:style-name="P1"><text:span text:style-name="T1">1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6.08cm" svg:y="12.049cm">
          <text:p text:style-name="P1"><text:span text:style-name="T1">1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8.62cm" svg:y="12.049cm">
          <text:p text:style-name="P1"><text:span text:style-name="T1">1-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1.16cm" svg:y="12.049cm">
          <text:p text:style-name="P1"><text:span text:style-name="T1">1-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3.7cm" svg:y="12.049cm">
          <text:p text:style-name="P1"><text:span text:style-name="T1">1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6.24cm" svg:y="12.049cm">
          <text:p text:style-name="P1"><text:span text:style-name="T1">1-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cm" svg:y="12.938cm">
          <text:p text:style-name="P1"><text:span text:style-name="T1">2-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3.54cm" svg:y="12.938cm">
          <text:p text:style-name="P1"><text:span text:style-name="T1">2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6.08cm" svg:y="12.938cm">
          <text:p text:style-name="P1"><text:span text:style-name="T1">2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8.62cm" svg:y="12.938cm">
          <text:p text:style-name="P1"><text:span text:style-name="T1">2-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1.16cm" svg:y="12.938cm">
          <text:p text:style-name="P1"><text:span text:style-name="T1">2-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3.7cm" svg:y="12.938cm">
          <text:p text:style-name="P1"><text:span text:style-name="T1">2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6.24cm" svg:y="12.938cm">
          <text:p text:style-name="P1"><text:span text:style-name="T1">2-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cm" svg:y="13.827cm">
          <text:p text:style-name="P1"><text:span text:style-name="T1">3-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3.54cm" svg:y="13.827cm">
          <text:p text:style-name="P1"><text:span text:style-name="T1">3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6.08cm" svg:y="13.827cm">
          <text:p text:style-name="P1"><text:span text:style-name="T1">3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8.62cm" svg:y="13.827cm">
          <text:p text:style-name="P1"><text:span text:style-name="T1">3-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1.16cm" svg:y="13.827cm">
          <text:p text:style-name="P1"><text:span text:style-name="T1">3-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3.7cm" svg:y="13.827cm">
          <text:p text:style-name="P1"><text:span text:style-name="T1">3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6.24cm" svg:y="13.827cm">
          <text:p text:style-name="P1"><text:span text:style-name="T1">3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14.716cm">
          <text:p text:style-name="P1"><text:span text:style-name="T1">4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14.716cm">
          <text:p text:style-name="P1"><text:span text:style-name="T1">4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14.716cm">
          <text:p text:style-name="P1"><text:span text:style-name="T1">4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14.716cm">
          <text:p text:style-name="P1"><text:span text:style-name="T1">4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14.716cm">
          <text:p text:style-name="P1"><text:span text:style-name="T1">4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14.716cm">
          <text:p text:style-name="P1"><text:span text:style-name="T1">4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14.716cm">
          <text:p text:style-name="P1"><text:span text:style-name="T1">4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15.605cm">
          <text:p text:style-name="P1"><text:span text:style-name="T1">5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15.605cm">
          <text:p text:style-name="P1"><text:span text:style-name="T1">5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15.605cm">
          <text:p text:style-name="P1"><text:span text:style-name="T1">5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15.605cm">
          <text:p text:style-name="P1"><text:span text:style-name="T1">5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15.605cm">
          <text:p text:style-name="P1"><text:span text:style-name="T1">5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15.605cm">
          <text:p text:style-name="P1"><text:span text:style-name="T1">5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15.605cm">
          <text:p text:style-name="P1"><text:span text:style-name="T1">5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16.494cm">
          <text:p text:style-name="P1"><text:span text:style-name="T1">6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16.494cm">
          <text:p text:style-name="P1"><text:span text:style-name="T1">6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16.494cm">
          <text:p text:style-name="P1"><text:span text:style-name="T1">6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16.494cm">
          <text:p text:style-name="P1"><text:span text:style-name="T1">6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16.494cm">
          <text:p text:style-name="P1"><text:span text:style-name="T1">6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16.494cm">
          <text:p text:style-name="P1"><text:span text:style-name="T1">6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16.494cm">
          <text:p text:style-name="P1"><text:span text:style-name="T1">6-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.127cm" svg:y="20.431cm">
          <text:p text:style-name="P1"><text:span text:style-name="T1">0-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3.667cm" svg:y="20.431cm">
          <text:p text:style-name="P1"><text:span text:style-name="T1">0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6.207cm" svg:y="20.431cm">
          <text:p text:style-name="P1"><text:span text:style-name="T1">0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8.747cm" svg:y="20.431cm">
          <text:p text:style-name="P1"><text:span text:style-name="T1">0-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1.287cm" svg:y="20.431cm">
          <text:p text:style-name="P1"><text:span text:style-name="T1">0-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3.827cm" svg:y="20.431cm">
          <text:p text:style-name="P1"><text:span text:style-name="T1">0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6.367cm" svg:y="20.431cm">
          <text:p text:style-name="P1"><text:span text:style-name="T1">0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21.32cm">
          <text:p text:style-name="P1"><text:span text:style-name="T1">1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1.32cm">
          <text:p text:style-name="P1"><text:span text:style-name="T1">1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21.32cm">
          <text:p text:style-name="P1"><text:span text:style-name="T1">1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1.32cm">
          <text:p text:style-name="P1"><text:span text:style-name="T1">1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21.32cm">
          <text:p text:style-name="P1"><text:span text:style-name="T1">1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21.32cm">
          <text:p text:style-name="P1"><text:span text:style-name="T1">1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21.32cm">
          <text:p text:style-name="P1"><text:span text:style-name="T1">1-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.127cm" svg:y="22.209cm">
          <text:p text:style-name="P1"><text:span text:style-name="T1">2-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3.667cm" svg:y="22.209cm">
          <text:p text:style-name="P1"><text:span text:style-name="T1">2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6.207cm" svg:y="22.209cm">
          <text:p text:style-name="P1"><text:span text:style-name="T1">2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8.747cm" svg:y="22.209cm">
          <text:p text:style-name="P1"><text:span text:style-name="T1">2-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1.287cm" svg:y="22.209cm">
          <text:p text:style-name="P1"><text:span text:style-name="T1">2-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3.827cm" svg:y="22.209cm">
          <text:p text:style-name="P1"><text:span text:style-name="T1">2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6.367cm" svg:y="22.209cm">
          <text:p text:style-name="P1"><text:span text:style-name="T1">2-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.127cm" svg:y="23.098cm">
          <text:p text:style-name="P1"><text:span text:style-name="T1">3-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3.667cm" svg:y="23.098cm">
          <text:p text:style-name="P1"><text:span text:style-name="T1">3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6.207cm" svg:y="23.098cm">
          <text:p text:style-name="P1"><text:span text:style-name="T1">3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8.747cm" svg:y="23.098cm">
          <text:p text:style-name="P1"><text:span text:style-name="T1">3-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1.287cm" svg:y="23.098cm">
          <text:p text:style-name="P1"><text:span text:style-name="T1">3-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3.827cm" svg:y="23.098cm">
          <text:p text:style-name="P1"><text:span text:style-name="T1">3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6.367cm" svg:y="23.098cm">
          <text:p text:style-name="P1"><text:span text:style-name="T1">3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23.987cm">
          <text:p text:style-name="P1"><text:span text:style-name="T1">4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3.987cm">
          <text:p text:style-name="P1"><text:span text:style-name="T1">4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23.987cm">
          <text:p text:style-name="P1"><text:span text:style-name="T1">4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3.987cm">
          <text:p text:style-name="P1"><text:span text:style-name="T1">4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23.987cm">
          <text:p text:style-name="P1"><text:span text:style-name="T1">4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23.987cm">
          <text:p text:style-name="P1"><text:span text:style-name="T1">4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23.987cm">
          <text:p text:style-name="P1"><text:span text:style-name="T1">4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24.876cm">
          <text:p text:style-name="P1"><text:span text:style-name="T1">5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4.876cm">
          <text:p text:style-name="P1"><text:span text:style-name="T1">5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24.876cm">
          <text:p text:style-name="P1"><text:span text:style-name="T1">5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4.876cm">
          <text:p text:style-name="P1"><text:span text:style-name="T1">5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24.876cm">
          <text:p text:style-name="P1"><text:span text:style-name="T1">5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24.876cm">
          <text:p text:style-name="P1"><text:span text:style-name="T1">5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24.876cm">
          <text:p text:style-name="P1"><text:span text:style-name="T1">5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25.765cm">
          <text:p text:style-name="P1"><text:span text:style-name="T1">6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5.765cm">
          <text:p text:style-name="P1"><text:span text:style-name="T1">6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25.765cm">
          <text:p text:style-name="P1"><text:span text:style-name="T1">6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5.765cm">
          <text:p text:style-name="P1"><text:span text:style-name="T1">6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25.765cm">
          <text:p text:style-name="P1"><text:span text:style-name="T1">6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25.765cm">
          <text:p text:style-name="P1"><text:span text:style-name="T1">6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25.765cm">
          <text:p text:style-name="P1"><text:span text:style-name="T1">6-6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2" draw:layer="layout" svg:width="2.331cm" svg:height="0.962cm" svg:x="1.254cm" svg:y="1cm">
          <draw:text-box>
            <text:p>slicer6</text:p>
          </draw:text-box>
        </draw:frame>
        <draw:frame draw:style-name="gr2" draw:layer="layout" svg:width="2.331cm" svg:height="0.962cm" svg:x="1.336cm" svg:y="9.89cm">
          <draw:text-box>
            <text:p>slicer7</text:p>
          </draw:text-box>
        </draw:frame>
        <draw:frame draw:style-name="gr2" draw:layer="layout" svg:width="2.331cm" svg:height="0.962cm" svg:x="1.336cm" svg:y="18.961cm">
          <draw:text-box>
            <text:p>slicer8</text:p>
          </draw:text-box>
        </draw:frame>
        <draw:custom-shape draw:style-name="gr3" draw:text-style-name="P2" draw:layer="layout" svg:width="2.54cm" svg:height="0.889cm" svg:x="1cm" svg:y="2.397cm">
          <text:p text:style-name="P1"><text:span text:style-name="T1">0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2.397cm">
          <text:p text:style-name="P1"><text:span text:style-name="T1">0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2.397cm">
          <text:p text:style-name="P1"><text:span text:style-name="T1">0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2.397cm">
          <text:p text:style-name="P1"><text:span text:style-name="T1">0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2.397cm">
          <text:p text:style-name="P1"><text:span text:style-name="T1">0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2.397cm">
          <text:p text:style-name="P1"><text:span text:style-name="T1">0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6.24cm" svg:y="2.397cm">
          <text:p text:style-name="P1"><text:span text:style-name="T1">0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3.286cm">
          <text:p text:style-name="P1"><text:span text:style-name="T1">1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3.286cm">
          <text:p text:style-name="P1"><text:span text:style-name="T1">1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3.286cm">
          <text:p text:style-name="P1"><text:span text:style-name="T1">1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3.286cm">
          <text:p text:style-name="P1"><text:span text:style-name="T1">1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3.286cm">
          <text:p text:style-name="P1"><text:span text:style-name="T1">1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3.286cm">
          <text:p text:style-name="P1"><text:span text:style-name="T1">1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3.286cm">
          <text:p text:style-name="P1"><text:span text:style-name="T1">1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4.175cm">
          <text:p text:style-name="P1"><text:span text:style-name="T1">2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4.175cm">
          <text:p text:style-name="P1"><text:span text:style-name="T1">2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4.175cm">
          <text:p text:style-name="P1"><text:span text:style-name="T1">2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4.175cm">
          <text:p text:style-name="P1"><text:span text:style-name="T1">2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4.175cm">
          <text:p text:style-name="P1"><text:span text:style-name="T1">2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4.175cm">
          <text:p text:style-name="P1"><text:span text:style-name="T1">2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4.175cm">
          <text:p text:style-name="P1"><text:span text:style-name="T1">2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5.064cm">
          <text:p text:style-name="P1"><text:span text:style-name="T1">3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5.064cm">
          <text:p text:style-name="P1"><text:span text:style-name="T1">3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5.064cm">
          <text:p text:style-name="P1"><text:span text:style-name="T1">3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5.064cm">
          <text:p text:style-name="P1"><text:span text:style-name="T1">3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5.064cm">
          <text:p text:style-name="P1"><text:span text:style-name="T1">3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5.064cm">
          <text:p text:style-name="P1"><text:span text:style-name="T1">3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5.064cm">
          <text:p text:style-name="P1"><text:span text:style-name="T1">3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5.953cm">
          <text:p text:style-name="P1"><text:span text:style-name="T1">4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5.953cm">
          <text:p text:style-name="P1"><text:span text:style-name="T1">4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5.953cm">
          <text:p text:style-name="P1"><text:span text:style-name="T1">4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5.953cm">
          <text:p text:style-name="P1"><text:span text:style-name="T1">4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5.953cm">
          <text:p text:style-name="P1"><text:span text:style-name="T1">4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5.953cm">
          <text:p text:style-name="P1"><text:span text:style-name="T1">4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5.953cm">
          <text:p text:style-name="P1"><text:span text:style-name="T1">4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cm" svg:y="6.842cm">
          <text:p text:style-name="P1"><text:span text:style-name="T1">5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6.842cm">
          <text:p text:style-name="P1"><text:span text:style-name="T1">5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6.842cm">
          <text:p text:style-name="P1"><text:span text:style-name="T1">5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6.842cm">
          <text:p text:style-name="P1"><text:span text:style-name="T1">5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6.842cm">
          <text:p text:style-name="P1"><text:span text:style-name="T1">5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6.842cm">
          <text:p text:style-name="P1"><text:span text:style-name="T1">5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24cm" svg:y="6.842cm">
          <text:p text:style-name="P1"><text:span text:style-name="T1">5-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cm" svg:y="7.731cm">
          <text:p text:style-name="P1"><text:span text:style-name="T1">6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54cm" svg:y="7.731cm">
          <text:p text:style-name="P1"><text:span text:style-name="T1">6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08cm" svg:y="7.731cm">
          <text:p text:style-name="P1"><text:span text:style-name="T1">6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62cm" svg:y="7.731cm">
          <text:p text:style-name="P1"><text:span text:style-name="T1">6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16cm" svg:y="7.731cm">
          <text:p text:style-name="P1"><text:span text:style-name="T1">6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7cm" svg:y="7.731cm">
          <text:p text:style-name="P1"><text:span text:style-name="T1">6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6.24cm" svg:y="7.731cm">
          <text:p text:style-name="P1"><text:span text:style-name="T1">6-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.127cm" svg:y="11.287cm">
          <text:p text:style-name="P1"><text:span text:style-name="T1">0-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3.667cm" svg:y="11.287cm">
          <text:p text:style-name="P1"><text:span text:style-name="T1">0-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6.207cm" svg:y="11.287cm">
          <text:p text:style-name="P1"><text:span text:style-name="T1">0-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8.747cm" svg:y="11.287cm">
          <text:p text:style-name="P1"><text:span text:style-name="T1">0-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1.287cm" svg:y="11.287cm">
          <text:p text:style-name="P1"><text:span text:style-name="T1">0-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3.827cm" svg:y="11.287cm">
          <text:p text:style-name="P1"><text:span text:style-name="T1">0-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6.367cm" svg:y="11.287cm">
          <text:p text:style-name="P1"><text:span text:style-name="T1">0-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.127cm" svg:y="12.176cm">
          <text:p text:style-name="P1"><text:span text:style-name="T1">1-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3.667cm" svg:y="12.176cm">
          <text:p text:style-name="P1"><text:span text:style-name="T1">1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6.207cm" svg:y="12.176cm">
          <text:p text:style-name="P1"><text:span text:style-name="T1">1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8.747cm" svg:y="12.176cm">
          <text:p text:style-name="P1"><text:span text:style-name="T1">1-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1.287cm" svg:y="12.176cm">
          <text:p text:style-name="P1"><text:span text:style-name="T1">1-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3.827cm" svg:y="12.176cm">
          <text:p text:style-name="P1"><text:span text:style-name="T1">1-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6.367cm" svg:y="12.176cm">
          <text:p text:style-name="P1"><text:span text:style-name="T1">1-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.127cm" svg:y="13.065cm">
          <text:p text:style-name="P1"><text:span text:style-name="T1">2-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3.667cm" svg:y="13.065cm">
          <text:p text:style-name="P1"><text:span text:style-name="T1">2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6.207cm" svg:y="13.065cm">
          <text:p text:style-name="P1"><text:span text:style-name="T1">2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8.747cm" svg:y="13.065cm">
          <text:p text:style-name="P1"><text:span text:style-name="T1">2-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1.287cm" svg:y="13.065cm">
          <text:p text:style-name="P1"><text:span text:style-name="T1">2-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3.827cm" svg:y="13.065cm">
          <text:p text:style-name="P1"><text:span text:style-name="T1">2-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6.367cm" svg:y="13.065cm">
          <text:p text:style-name="P1"><text:span text:style-name="T1">2-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.127cm" svg:y="13.954cm">
          <text:p text:style-name="P1"><text:span text:style-name="T1">3-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3.667cm" svg:y="13.954cm">
          <text:p text:style-name="P1"><text:span text:style-name="T1">3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6.207cm" svg:y="13.954cm">
          <text:p text:style-name="P1"><text:span text:style-name="T1">3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8.747cm" svg:y="13.954cm">
          <text:p text:style-name="P1"><text:span text:style-name="T1">3-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1.287cm" svg:y="13.954cm">
          <text:p text:style-name="P1"><text:span text:style-name="T1">3-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3.827cm" svg:y="13.954cm">
          <text:p text:style-name="P1"><text:span text:style-name="T1">3-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6.367cm" svg:y="13.954cm">
          <text:p text:style-name="P1"><text:span text:style-name="T1">3-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.127cm" svg:y="14.843cm">
          <text:p text:style-name="P1"><text:span text:style-name="T1">4-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3.667cm" svg:y="14.843cm">
          <text:p text:style-name="P1"><text:span text:style-name="T1">4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6.207cm" svg:y="14.843cm">
          <text:p text:style-name="P1"><text:span text:style-name="T1">4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8.747cm" svg:y="14.843cm">
          <text:p text:style-name="P1"><text:span text:style-name="T1">4-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1.287cm" svg:y="14.843cm">
          <text:p text:style-name="P1"><text:span text:style-name="T1">4-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3.827cm" svg:y="14.843cm">
          <text:p text:style-name="P1"><text:span text:style-name="T1">4-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6.367cm" svg:y="14.843cm">
          <text:p text:style-name="P1"><text:span text:style-name="T1">4-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.127cm" svg:y="15.732cm">
          <text:p text:style-name="P1"><text:span text:style-name="T1">5-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3.667cm" svg:y="15.732cm">
          <text:p text:style-name="P1"><text:span text:style-name="T1">5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6.207cm" svg:y="15.732cm">
          <text:p text:style-name="P1"><text:span text:style-name="T1">5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8.747cm" svg:y="15.732cm">
          <text:p text:style-name="P1"><text:span text:style-name="T1">5-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1.287cm" svg:y="15.732cm">
          <text:p text:style-name="P1"><text:span text:style-name="T1">5-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3.827cm" svg:y="15.732cm">
          <text:p text:style-name="P1"><text:span text:style-name="T1">5-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6.367cm" svg:y="15.732cm">
          <text:p text:style-name="P1"><text:span text:style-name="T1">5-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.127cm" svg:y="16.621cm">
          <text:p text:style-name="P1"><text:span text:style-name="T1">6-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3.667cm" svg:y="16.621cm">
          <text:p text:style-name="P1"><text:span text:style-name="T1">6-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6.207cm" svg:y="16.621cm">
          <text:p text:style-name="P1"><text:span text:style-name="T1">6-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8.747cm" svg:y="16.621cm">
          <text:p text:style-name="P1"><text:span text:style-name="T1">6-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1.287cm" svg:y="16.621cm">
          <text:p text:style-name="P1"><text:span text:style-name="T1">6-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3.827cm" svg:y="16.621cm">
          <text:p text:style-name="P1"><text:span text:style-name="T1">6-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0.889cm" svg:x="16.367cm" svg:y="16.621cm">
          <text:p text:style-name="P1"><text:span text:style-name="T1">6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20.431cm">
          <text:p text:style-name="P1"><text:span text:style-name="T1">0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0.431cm">
          <text:p text:style-name="P1"><text:span text:style-name="T1">0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20.431cm">
          <text:p text:style-name="P1"><text:span text:style-name="T1">0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0.431cm">
          <text:p text:style-name="P1"><text:span text:style-name="T1">0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20.431cm">
          <text:p text:style-name="P1"><text:span text:style-name="T1">0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20.431cm">
          <text:p text:style-name="P1"><text:span text:style-name="T1">0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20.431cm">
          <text:p text:style-name="P1"><text:span text:style-name="T1">0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21.32cm">
          <text:p text:style-name="P1"><text:span text:style-name="T1">1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1.32cm">
          <text:p text:style-name="P1"><text:span text:style-name="T1">1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21.32cm">
          <text:p text:style-name="P1"><text:span text:style-name="T1">1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1.32cm">
          <text:p text:style-name="P1"><text:span text:style-name="T1">1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21.32cm">
          <text:p text:style-name="P1"><text:span text:style-name="T1">1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21.32cm">
          <text:p text:style-name="P1"><text:span text:style-name="T1">1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21.32cm">
          <text:p text:style-name="P1"><text:span text:style-name="T1">1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22.209cm">
          <text:p text:style-name="P1"><text:span text:style-name="T1">2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2.209cm">
          <text:p text:style-name="P1"><text:span text:style-name="T1">2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6.207cm" svg:y="22.209cm">
          <text:p text:style-name="P1"><text:span text:style-name="T1">2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2.209cm">
          <text:p text:style-name="P1"><text:span text:style-name="T1">2-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1.287cm" svg:y="22.209cm">
          <text:p text:style-name="P1"><text:span text:style-name="T1">2-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3.827cm" svg:y="22.209cm">
          <text:p text:style-name="P1"><text:span text:style-name="T1">2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6.367cm" svg:y="22.209cm">
          <text:p text:style-name="P1"><text:span text:style-name="T1">2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23.098cm">
          <text:p text:style-name="P1"><text:span text:style-name="T1">3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3.098cm">
          <text:p text:style-name="P1"><text:span text:style-name="T1">3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23.098cm">
          <text:p text:style-name="P1"><text:span text:style-name="T1">3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3.098cm">
          <text:p text:style-name="P1"><text:span text:style-name="T1">3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23.098cm">
          <text:p text:style-name="P1"><text:span text:style-name="T1">3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23.098cm">
          <text:p text:style-name="P1"><text:span text:style-name="T1">3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23.098cm">
          <text:p text:style-name="P1"><text:span text:style-name="T1">3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23.987cm">
          <text:p text:style-name="P1"><text:span text:style-name="T1">4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3.987cm">
          <text:p text:style-name="P1"><text:span text:style-name="T1">4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6.207cm" svg:y="23.987cm">
          <text:p text:style-name="P1"><text:span text:style-name="T1">4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3.987cm">
          <text:p text:style-name="P1"><text:span text:style-name="T1">4-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1.287cm" svg:y="23.987cm">
          <text:p text:style-name="P1"><text:span text:style-name="T1">4-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3.827cm" svg:y="23.987cm">
          <text:p text:style-name="P1"><text:span text:style-name="T1">4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0.889cm" svg:x="16.367cm" svg:y="23.987cm">
          <text:p text:style-name="P1"><text:span text:style-name="T1">4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24.876cm">
          <text:p text:style-name="P1"><text:span text:style-name="T1">5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4.876cm">
          <text:p text:style-name="P1"><text:span text:style-name="T1">5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24.876cm">
          <text:p text:style-name="P1"><text:span text:style-name="T1">5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4.876cm">
          <text:p text:style-name="P1"><text:span text:style-name="T1">5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24.876cm">
          <text:p text:style-name="P1"><text:span text:style-name="T1">5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24.876cm">
          <text:p text:style-name="P1"><text:span text:style-name="T1">5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24.876cm">
          <text:p text:style-name="P1"><text:span text:style-name="T1">5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.127cm" svg:y="25.765cm">
          <text:p text:style-name="P1"><text:span text:style-name="T1">6-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3.667cm" svg:y="25.765cm">
          <text:p text:style-name="P1"><text:span text:style-name="T1">6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6.207cm" svg:y="25.765cm">
          <text:p text:style-name="P1"><text:span text:style-name="T1">6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8.747cm" svg:y="25.765cm">
          <text:p text:style-name="P1"><text:span text:style-name="T1">6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1.287cm" svg:y="25.765cm">
          <text:p text:style-name="P1"><text:span text:style-name="T1">6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3.827cm" svg:y="25.765cm">
          <text:p text:style-name="P1"><text:span text:style-name="T1">6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889cm" svg:x="16.367cm" svg:y="25.765cm">
          <text:p text:style-name="P1"><text:span text:style-name="T1">6-6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n Farmer</meta:initial-creator>
    <meta:creation-date>2013-03-11T11:38:21</meta:creation-date>
    <dc:date>2013-03-14T09:27:11</dc:date>
    <dc:creator>Ken Farmer</dc:creator>
    <meta:editing-duration>PT18H9M14S</meta:editing-duration>
    <meta:editing-cycles>11</meta:editing-cycles>
    <meta:generator>LibreOffice/3.5$Linux_X86_64 LibreOffice_project/350m1$Build-2</meta:generator>
    <meta:document-statistic meta:object-count="450"/>
  </office:meta>
</office:document-meta>
</file>